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6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275044441223145" calcext:value-type="float">
            <text:p>0.027504444122314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449109077453613" calcext:value-type="float">
            <text:p>0.0044910907745361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335168838500977" calcext:value-type="float">
            <text:p>0.0033516883850097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41961669921875" calcext:value-type="float">
            <text:p>0.0041961669921875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402998924255371" calcext:value-type="float">
            <text:p>0.00402998924255371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70645809173584" calcext:value-type="float">
            <text:p>0.00706458091735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246119499206543" calcext:value-type="float">
            <text:p>0.0024611949920654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380897521972656" calcext:value-type="float">
            <text:p>0.0038089752197265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971484184265137" calcext:value-type="float">
            <text:p>0.0097148418426513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165510177612305" calcext:value-type="float">
            <text:p>0.0016551017761230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64539909362793" calcext:value-type="float">
            <text:p>0.0006453990936279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451922416687012" calcext:value-type="float">
            <text:p>0.0045192241668701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43377685546875" calcext:value-type="float">
            <text:p>0.00243377685546875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294780731201172" calcext:value-type="float">
            <text:p>0.0029478073120117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14672088623047" calcext:value-type="float">
            <text:p>0.0021467208862304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311183929443359" calcext:value-type="float">
            <text:p>0.0031118392944335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315189361572266" calcext:value-type="float">
            <text:p>0.0031518936157226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527691841125488" calcext:value-type="float">
            <text:p>0.0052769184112548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539946556091309" calcext:value-type="float">
            <text:p>0.0053994655609130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220131874084473" calcext:value-type="float">
            <text:p>0.0022013187408447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08091735839844" calcext:value-type="float">
            <text:p>0.0020809173583984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946283340454102" calcext:value-type="float">
            <text:p>0.00094628334045410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40287971496582" calcext:value-type="float">
            <text:p>0.004028797149658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538182258605957" calcext:value-type="float">
            <text:p>0.0053818225860595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328922271728516" calcext:value-type="float">
            <text:p>0.0032892227172851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267934799194336" calcext:value-type="float">
            <text:p>0.0026793479919433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25482177734375" calcext:value-type="float">
            <text:p>0.002548217773437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47452449798584" calcext:value-type="float">
            <text:p>0.004745244979858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265979766845703" calcext:value-type="float">
            <text:p>0.0026597976684570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301074981689453" calcext:value-type="float">
            <text:p>0.0030107498168945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24864673614502" calcext:value-type="float">
            <text:p>0.002486467361450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45451927185059" calcext:value-type="float">
            <text:p>0.0024545192718505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5031566619873" calcext:value-type="float">
            <text:p>0.002503156661987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662109375" calcext:value-type="float">
            <text:p>0.00366210937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396299362182617" calcext:value-type="float">
            <text:p>0.0039629936218261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30305099487305" calcext:value-type="float">
            <text:p>0.00330305099487305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3345947265625" calcext:value-type="float">
            <text:p>0.002334594726562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551772117614746" calcext:value-type="float">
            <text:p>0.0055177211761474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594615936279297" calcext:value-type="float">
            <text:p>0.00059461593627929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294589996337891" calcext:value-type="float">
            <text:p>0.0029458999633789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00867652893066" calcext:value-type="float">
            <text:p>0.0020086765289306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434255599975586" calcext:value-type="float">
            <text:p>0.0043425559997558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16481876373291" calcext:value-type="float">
            <text:p>0.001648187637329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33173370361328" calcext:value-type="float">
            <text:p>0.0023317337036132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06081771850586" calcext:value-type="float">
            <text:p>0.0030608177185058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01161003112793" calcext:value-type="float">
            <text:p>0.0010116100311279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54805183410645" calcext:value-type="float">
            <text:p>0.0015480518341064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352787971496582" calcext:value-type="float">
            <text:p>0.0035278797149658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236964225769043" calcext:value-type="float">
            <text:p>0.0023696422576904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71432304382324" calcext:value-type="float">
            <text:p>0.00371432304382324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451111793518066" calcext:value-type="float">
            <text:p>0.0045111179351806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881433486938477" calcext:value-type="float">
            <text:p>0.00088143348693847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33421516418457" calcext:value-type="float">
            <text:p>0.003342151641845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601053237915039" calcext:value-type="float">
            <text:p>0.00601053237915039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60758399963379" calcext:value-type="float">
            <text:p>0.0026075839996337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482726097106934" calcext:value-type="float">
            <text:p>0.00482726097106934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151777267456055" calcext:value-type="float">
            <text:p>0.0015177726745605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429034233093262" calcext:value-type="float">
            <text:p>0.0042903423309326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313854217529297" calcext:value-type="float">
            <text:p>0.0031385421752929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214052200317383" calcext:value-type="float">
            <text:p>0.0021405220031738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40740966796875" calcext:value-type="float">
            <text:p>0.004074096679687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253987312316895" calcext:value-type="float">
            <text:p>0.0025398731231689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3573169708252" calcext:value-type="float">
            <text:p>0.001357316970825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36466121673584" calcext:value-type="float">
            <text:p>0.003646612167358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407552719116211" calcext:value-type="float">
            <text:p>0.0040755271911621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37992000579834" calcext:value-type="float">
            <text:p>0.0037992000579834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458383560180664" calcext:value-type="float">
            <text:p>0.0045838356018066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32369995117188" calcext:value-type="float">
            <text:p>0.00132369995117188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235271453857422" calcext:value-type="float">
            <text:p>0.0023527145385742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281643867492676" calcext:value-type="float">
            <text:p>0.00281643867492676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588178634643555" calcext:value-type="float">
            <text:p>0.000588178634643555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521421432495117" calcext:value-type="float">
            <text:p>0.00052142143249511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497841835021973" calcext:value-type="float">
            <text:p>0.0049784183502197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242400169372559" calcext:value-type="float">
            <text:p>0.0024240016937255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45602226257324" calcext:value-type="float">
            <text:p>0.0014560222625732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21364402770996" calcext:value-type="float">
            <text:p>0.0032136440277099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334310531616211" calcext:value-type="float">
            <text:p>0.0033431053161621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471138954162598" calcext:value-type="float">
            <text:p>0.0047113895416259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304746627807617" calcext:value-type="float">
            <text:p>0.0030474662780761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203537940979004" calcext:value-type="float">
            <text:p>0.00203537940979004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47175788879395" calcext:value-type="float">
            <text:p>0.0014717578887939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741004943847656" calcext:value-type="float">
            <text:p>0.00074100494384765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354790687561035" calcext:value-type="float">
            <text:p>0.0035479068756103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95591354370117" calcext:value-type="float">
            <text:p>0.0029559135437011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620794296264648" calcext:value-type="float">
            <text:p>0.0062079429626464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603365898132324" calcext:value-type="float">
            <text:p>0.0060336589813232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254297256469727" calcext:value-type="float">
            <text:p>0.0025429725646972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513696670532227" calcext:value-type="float">
            <text:p>0.0051369667053222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393176078796387" calcext:value-type="float">
            <text:p>0.0039317607879638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346112251281738" calcext:value-type="float">
            <text:p>0.0034611225128173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51920318603516" calcext:value-type="float">
            <text:p>0.0015192031860351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290489196777344" calcext:value-type="float">
            <text:p>0.0029048919677734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09617614746094" calcext:value-type="float">
            <text:p>0.0020961761474609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345754623413086" calcext:value-type="float">
            <text:p>0.0034575462341308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350618362426758" calcext:value-type="float">
            <text:p>0.00350618362426758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207376480102539" calcext:value-type="float">
            <text:p>0.0020737648010253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194025039672852" calcext:value-type="float">
            <text:p>0.0019402503967285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62196159362793" calcext:value-type="float">
            <text:p>0.0016219615936279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77900695800781" calcext:value-type="float">
            <text:p>0.0027790069580078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19886207580566" calcext:value-type="float">
            <text:p>0.0031988620758056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78162956237793" calcext:value-type="float">
            <text:p>0.00278162956237793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386834144592285" calcext:value-type="float">
            <text:p>0.00386834144592285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769782066345215" calcext:value-type="float">
            <text:p>0.0076978206634521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563883781433106" calcext:value-type="float">
            <text:p>0.0056388378143310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267481803894043" calcext:value-type="float">
            <text:p>0.0026748180389404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736284255981445" calcext:value-type="float">
            <text:p>0.0073628425598144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0748157501220703" calcext:value-type="float">
            <text:p>0.00074815750122070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396728515625" calcext:value-type="float">
            <text:p>0.0039672851562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574135780334473" calcext:value-type="float">
            <text:p>0.0057413578033447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916838645935059" calcext:value-type="float">
            <text:p>0.0091683864593505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87182426452637" calcext:value-type="float">
            <text:p>0.0018718242645263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459671020507813" calcext:value-type="float">
            <text:p>0.00459671020507813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363516807556152" calcext:value-type="float">
            <text:p>0.00363516807556152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319099426269531" calcext:value-type="float">
            <text:p>0.0031909942626953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32696533203125" calcext:value-type="float">
            <text:p>0.0023269653320312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371432304382324" calcext:value-type="float">
            <text:p>0.0037143230438232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378584861755371" calcext:value-type="float">
            <text:p>0.0037858486175537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76811218261719" calcext:value-type="float">
            <text:p>0.00176811218261719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661373138427734" calcext:value-type="float">
            <text:p>0.00066137313842773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00002098083496" calcext:value-type="float">
            <text:p>0.0030000209808349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614595413208008" calcext:value-type="float">
            <text:p>0.00614595413208008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686264038085938" calcext:value-type="float">
            <text:p>0.00686264038085938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29008293151855" calcext:value-type="float">
            <text:p>0.0012900829315185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" calcext:value-type="float">
            <text:p>0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1.00020623207092" calcext:value-type="float">
            <text:p>1.00020623207092</text:p>
          </table:table-cell>
          <table:table-cell/>
          <table:table-cell table:formula="of:=IF([.D25]&gt;0;1;0)" office:value-type="float" office:value="0" calcext:value-type="float">
            <text:p>0</text:p>
          </table:table-cell>
          <table:table-cell table:style-name="ce2" table:formula="of:=IF([.D25]&gt;0;[.D25]-[.B25];&quot;&quot;)">
            <text:p/>
          </table:table-cell>
          <table:table-cell table:style-name="ce2" table:formula="of:=IF([.J25]=&quot;&quot;;&quot;&quot;;[.J25]/[.B25])">
            <text:p/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646162033081055" calcext:value-type="float">
            <text:p>0.0064616203308105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198912620544434" calcext:value-type="float">
            <text:p>0.00198912620544434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298118591308594" calcext:value-type="float">
            <text:p>0.0029811859130859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85634803771973" calcext:value-type="float">
            <text:p>0.0048563480377197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5700798034668" calcext:value-type="float">
            <text:p>0.003570079803466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316739082336426" calcext:value-type="float">
            <text:p>0.0031673908233642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549721717834473" calcext:value-type="float">
            <text:p>0.0054972171783447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587177276611328" calcext:value-type="float">
            <text:p>0.00587177276611328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474739074707031" calcext:value-type="float">
            <text:p>0.0047473907470703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16937065124512" calcext:value-type="float">
            <text:p>0.00216937065124512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" calcext:value-type="float">
            <text:p>0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1.0002555847168" calcext:value-type="float">
            <text:p>1.0002555847168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formula="of:=IF([.D36]&gt;0;[.D36]-[.B36];&quot;&quot;)">
            <text:p/>
          </table:table-cell>
          <table:table-cell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567221641540527" calcext:value-type="float">
            <text:p>0.00567221641540527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323772430419922" calcext:value-type="float">
            <text:p>0.0032377243041992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492191314697266" calcext:value-type="float">
            <text:p>0.0049219131469726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20465660095215" calcext:value-type="float">
            <text:p>0.00220465660095215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469875335693359" calcext:value-type="float">
            <text:p>0.0046987533569335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36778450012207" calcext:value-type="float">
            <text:p>0.003677845001220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528812408447266" calcext:value-type="float">
            <text:p>0.0052881240844726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30956077575684" calcext:value-type="float">
            <text:p>0.0023095607757568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03163719177246" calcext:value-type="float">
            <text:p>0.0010316371917724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375628471374512" calcext:value-type="float">
            <text:p>0.0037562847137451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392341613769531" calcext:value-type="float">
            <text:p>0.0039234161376953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944066047668457" calcext:value-type="float">
            <text:p>0.0094406604766845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390005111694336" calcext:value-type="float">
            <text:p>0.0039000511169433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" calcext:value-type="float">
            <text:p>0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1.0006959438324" calcext:value-type="float">
            <text:p>1.0006959438324</text:p>
          </table:table-cell>
          <table:table-cell/>
          <table:table-cell table:formula="of:=IF([.D50]&gt;0;1;0)" office:value-type="float" office:value="0" calcext:value-type="float">
            <text:p>0</text:p>
          </table:table-cell>
          <table:table-cell table:style-name="ce2" table:formula="of:=IF([.D50]&gt;0;[.D50]-[.B50];&quot;&quot;)">
            <text:p/>
          </table:table-cell>
          <table:table-cell table:style-name="ce2" table:formula="of:=IF([.J50]=&quot;&quot;;&quot;&quot;;[.J50]/[.B50])">
            <text:p/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13201141357422" calcext:value-type="float">
            <text:p>0.0011320114135742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497293472290039" calcext:value-type="float">
            <text:p>0.00497293472290039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444912910461426" calcext:value-type="float">
            <text:p>0.00444912910461426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05571746826172" calcext:value-type="float">
            <text:p>0.0010557174682617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695013999938965" calcext:value-type="float">
            <text:p>0.0069501399993896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473785400390625" calcext:value-type="float">
            <text:p>0.00473785400390625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281286239624023" calcext:value-type="float">
            <text:p>0.0028128623962402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274753570556641" calcext:value-type="float">
            <text:p>0.00274753570556641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43396377563477" calcext:value-type="float">
            <text:p>0.0064339637756347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3337345123291" calcext:value-type="float">
            <text:p>0.004333734512329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263357162475586" calcext:value-type="float">
            <text:p>0.0026335716247558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" calcext:value-type="float">
            <text:p>0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1.00059199333191" calcext:value-type="float">
            <text:p>1.00059199333191</text:p>
          </table:table-cell>
          <table:table-cell/>
          <table:table-cell table:formula="of:=IF([.D62]&gt;0;1;0)" office:value-type="float" office:value="0" calcext:value-type="float">
            <text:p>0</text:p>
          </table:table-cell>
          <table:table-cell table:formula="of:=IF([.D62]&gt;0;[.D62]-[.B62];&quot;&quot;)">
            <text:p/>
          </table:table-cell>
          <table:table-cell table:formula="of:=IF([.J62]=&quot;&quot;;&quot;&quot;;[.J62]/[.B62])">
            <text:p/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562500953674316" calcext:value-type="float">
            <text:p>0.0056250095367431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313878059387207" calcext:value-type="float">
            <text:p>0.0031387805938720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559091567993164" calcext:value-type="float">
            <text:p>0.0055909156799316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444316864013672" calcext:value-type="float">
            <text:p>0.00444316864013672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3175220489502" calcext:value-type="float">
            <text:p>0.004317522048950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59430503845215" calcext:value-type="float">
            <text:p>0.00159430503845215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374650955200195" calcext:value-type="float">
            <text:p>0.0037465095520019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58255004882813" calcext:value-type="float">
            <text:p>0.0025825500488281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38330459594727" calcext:value-type="float">
            <text:p>0.0013833045959472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674676895141602" calcext:value-type="float">
            <text:p>0.0067467689514160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484108924865723" calcext:value-type="float">
            <text:p>0.0048410892486572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536870956420898" calcext:value-type="float">
            <text:p>0.0053687095642089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425863265991211" calcext:value-type="float">
            <text:p>0.00425863265991211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30219554901123" calcext:value-type="float">
            <text:p>0.003021955490112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488448143005371" calcext:value-type="float">
            <text:p>0.0048844814300537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45781135559082" calcext:value-type="float">
            <text:p>0.004578113555908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347781181335449" calcext:value-type="float">
            <text:p>0.0034778118133544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601768493652344" calcext:value-type="float">
            <text:p>0.0060176849365234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340533256530762" calcext:value-type="float">
            <text:p>0.0034053325653076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" calcext:value-type="float">
            <text:p>0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1.00066566467285" calcext:value-type="float">
            <text:p>1.00066566467285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formula="of:=IF([.D82]&gt;0;[.D82]-[.B82];&quot;&quot;)">
            <text:p/>
          </table:table-cell>
          <table:table-cell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64089012145996" calcext:value-type="float">
            <text:p>0.0036408901214599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229454040527344" calcext:value-type="float">
            <text:p>0.0022945404052734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309467315673828" calcext:value-type="float">
            <text:p>0.0030946731567382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418782234191895" calcext:value-type="float">
            <text:p>0.00418782234191895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53095817565918" calcext:value-type="float">
            <text:p>0.005309581756591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36394119262695" calcext:value-type="float">
            <text:p>0.0053639411926269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97562980651856" calcext:value-type="float">
            <text:p>0.0039756298065185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530767440795898" calcext:value-type="float">
            <text:p>0.0053076744079589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09362602233887" calcext:value-type="float">
            <text:p>0.0010936260223388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212526321411133" calcext:value-type="float">
            <text:p>0.0021252632141113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441956520080566" calcext:value-type="float">
            <text:p>0.0044195652008056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355172157287598" calcext:value-type="float">
            <text:p>0.0035517215728759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508713722229004" calcext:value-type="float">
            <text:p>0.0050871372222900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669097900390625" calcext:value-type="float">
            <text:p>0.0066909790039062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452899932861328" calcext:value-type="float">
            <text:p>0.0045289993286132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491189956665039" calcext:value-type="float">
            <text:p>0.0049118995666503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320219993591309" calcext:value-type="float">
            <text:p>0.0032021999359130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344109535217285" calcext:value-type="float">
            <text:p>0.00344109535217285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19834041595459" calcext:value-type="float">
            <text:p>0.001983404159545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73435020446777" calcext:value-type="float">
            <text:p>0.0037343502044677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0853943824768066" calcext:value-type="float">
            <text:p>0.0085394382476806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39856338500977" calcext:value-type="float">
            <text:p>0.0013985633850097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498557090759277" calcext:value-type="float">
            <text:p>0.0049855709075927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103917121887207" calcext:value-type="float">
            <text:p>0.010391712188720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" calcext:value-type="float">
            <text:p>0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1.00015377998352" calcext:value-type="float">
            <text:p>1.00015377998352</text:p>
          </table:table-cell>
          <table:table-cell/>
          <table:table-cell table:formula="of:=IF([.D7]&gt;0;1;0)" office:value-type="float" office:value="0" calcext:value-type="float">
            <text:p>0</text:p>
          </table:table-cell>
          <table:table-cell table:style-name="ce2" table:formula="of:=IF([.D7]&gt;0;[.D7]-[.B7];&quot;&quot;)">
            <text:p/>
          </table:table-cell>
          <table:table-cell table:style-name="ce2" table:formula="of:=IF([.J7]=&quot;&quot;;&quot;&quot;;[.J7]/[.B7])">
            <text:p/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80876350402832" calcext:value-type="float">
            <text:p>0.008087635040283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43644905090332" calcext:value-type="float">
            <text:p>0.0043644905090332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730371475219727" calcext:value-type="float">
            <text:p>0.0073037147521972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1559009552002" calcext:value-type="float">
            <text:p>0.01155900955200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078200340271" calcext:value-type="float">
            <text:p>0.0107820034027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172066688537598" calcext:value-type="float">
            <text:p>0.0017206668853759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" calcext:value-type="float">
            <text:p>0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1.00075793266296" calcext:value-type="float">
            <text:p>1.0007579326629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formula="of:=IF([.D14]&gt;0;[.D14]-[.B14];&quot;&quot;)">
            <text:p/>
          </table:table-cell>
          <table:table-cell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95553016662598" calcext:value-type="float">
            <text:p>0.0049555301666259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680875778198242" calcext:value-type="float">
            <text:p>0.0068087577819824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809717178344727" calcext:value-type="float">
            <text:p>0.0080971717834472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91879272460938" calcext:value-type="float">
            <text:p>0.00191879272460938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09784603118896" calcext:value-type="float">
            <text:p>0.010978460311889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93836784362793" calcext:value-type="float">
            <text:p>0.0093836784362793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310683250427246" calcext:value-type="float">
            <text:p>0.0031068325042724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337386131286621" calcext:value-type="float">
            <text:p>0.0033738613128662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77299499511719" calcext:value-type="float">
            <text:p>0.0067729949951171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604891777038574" calcext:value-type="float">
            <text:p>0.00604891777038574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449824333190918" calcext:value-type="float">
            <text:p>0.0044982433319091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167250633239746" calcext:value-type="float">
            <text:p>0.0016725063323974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300502777099609" calcext:value-type="float">
            <text:p>0.0030050277709960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12645530700684" calcext:value-type="float">
            <text:p>0.0021264553070068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816726684570313" calcext:value-type="float">
            <text:p>0.0081672668457031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655722618103027" calcext:value-type="float">
            <text:p>0.0065572261810302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29932975769043" calcext:value-type="float">
            <text:p>0.0052993297576904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" calcext:value-type="float">
            <text:p>0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1.0000536441803" calcext:value-type="float">
            <text:p>1.0000536441803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formula="of:=IF([.D32]&gt;0;[.D32]-[.B32];&quot;&quot;)">
            <text:p/>
          </table:table-cell>
          <table:table-cell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103816986083984" calcext:value-type="float">
            <text:p>0.010381698608398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664687156677246" calcext:value-type="float">
            <text:p>0.0066468715667724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562095642089844" calcext:value-type="float">
            <text:p>0.0056209564208984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288915634155273" calcext:value-type="float">
            <text:p>0.0028891563415527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491929054260254" calcext:value-type="float">
            <text:p>0.0049192905426025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469732284545898" calcext:value-type="float">
            <text:p>0.0046973228454589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386881828308105" calcext:value-type="float">
            <text:p>0.0038688182830810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" calcext:value-type="float">
            <text:p>0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1.0003502368927" calcext:value-type="float">
            <text:p>1.0003502368927</text:p>
          </table:table-cell>
          <table:table-cell/>
          <table:table-cell table:formula="of:=IF([.D40]&gt;0;1;0)" office:value-type="float" office:value="0" calcext:value-type="float">
            <text:p>0</text:p>
          </table:table-cell>
          <table:table-cell table:formula="of:=IF([.D40]&gt;0;[.D40]-[.B40];&quot;&quot;)">
            <text:p/>
          </table:table-cell>
          <table:table-cell table:formula="of:=IF([.J40]=&quot;&quot;;&quot;&quot;;[.J40]/[.B40])">
            <text:p/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701212882995606" calcext:value-type="float">
            <text:p>0.00701212882995606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238220691680908" calcext:value-type="float">
            <text:p>0.023822069168090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500154495239258" calcext:value-type="float">
            <text:p>0.00500154495239258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746393203735352" calcext:value-type="float">
            <text:p>0.0074639320373535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431108474731445" calcext:value-type="float">
            <text:p>0.0043110847473144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400686264038086" calcext:value-type="float">
            <text:p>0.0040068626403808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455617904663086" calcext:value-type="float">
            <text:p>0.00455617904663086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42512130737305" calcext:value-type="float">
            <text:p>0.0034251213073730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497007369995117" calcext:value-type="float">
            <text:p>0.00497007369995117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851011276245117" calcext:value-type="float">
            <text:p>0.00851011276245117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405740737915039" calcext:value-type="float">
            <text:p>0.0040574073791503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398612022399902" calcext:value-type="float">
            <text:p>0.0039861202239990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" calcext:value-type="float">
            <text:p>0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1.0003297328949" calcext:value-type="float">
            <text:p>1.0003297328949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460672378540039" calcext:value-type="float">
            <text:p>0.0046067237854003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16064262390137" calcext:value-type="float">
            <text:p>0.0041606426239013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" calcext:value-type="float">
            <text:p>0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1.00027656555176" calcext:value-type="float">
            <text:p>1.00027656555176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" calcext:value-type="float">
            <text:p>0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1.00039172172546" calcext:value-type="float">
            <text:p>1.00039172172546</text:p>
          </table:table-cell>
          <table:table-cell/>
          <table:table-cell table:formula="of:=IF([.D57]&gt;0;1;0)" office:value-type="float" office:value="0" calcext:value-type="float">
            <text:p>0</text:p>
          </table:table-cell>
          <table:table-cell table:style-name="ce2" table:formula="of:=IF([.D57]&gt;0;[.D57]-[.B57];&quot;&quot;)">
            <text:p/>
          </table:table-cell>
          <table:table-cell table:style-name="ce2" table:formula="of:=IF([.J57]=&quot;&quot;;&quot;&quot;;[.J57]/[.B57])">
            <text:p/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360417366027832" calcext:value-type="float">
            <text:p>0.0036041736602783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" calcext:value-type="float">
            <text:p>0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1.00039887428284" calcext:value-type="float">
            <text:p>1.00039887428284</text:p>
          </table:table-cell>
          <table:table-cell/>
          <table:table-cell table:formula="of:=IF([.D59]&gt;0;1;0)" office:value-type="float" office:value="0" calcext:value-type="float">
            <text:p>0</text:p>
          </table:table-cell>
          <table:table-cell table:formula="of:=IF([.D59]&gt;0;[.D59]-[.B59];&quot;&quot;)">
            <text:p/>
          </table:table-cell>
          <table:table-cell table:formula="of:=IF([.J59]=&quot;&quot;;&quot;&quot;;[.J59]/[.B59])">
            <text:p/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363469123840332" calcext:value-type="float">
            <text:p>0.0036346912384033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80716609954834" calcext:value-type="float">
            <text:p>0.008071660995483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59485340118408" calcext:value-type="float">
            <text:p>0.015948534011840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327134132385254" calcext:value-type="float">
            <text:p>0.0032713413238525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421667098999023" calcext:value-type="float">
            <text:p>0.0042166709899902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190496444702148" calcext:value-type="float">
            <text:p>0.00190496444702148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" calcext:value-type="float">
            <text:p>0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1.00013160705566" calcext:value-type="float">
            <text:p>1.00013160705566</text:p>
          </table:table-cell>
          <table:table-cell/>
          <table:table-cell table:formula="of:=IF([.D66]&gt;0;1;0)" office:value-type="float" office:value="0" calcext:value-type="float">
            <text:p>0</text:p>
          </table:table-cell>
          <table:table-cell table:formula="of:=IF([.D66]&gt;0;[.D66]-[.B66];&quot;&quot;)">
            <text:p/>
          </table:table-cell>
          <table:table-cell table:formula="of:=IF([.J66]=&quot;&quot;;&quot;&quot;;[.J66]/[.B66])">
            <text:p/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64215469360352" calcext:value-type="float">
            <text:p>0.0026421546936035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900697708129883" calcext:value-type="float">
            <text:p>0.0090069770812988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389504432678223" calcext:value-type="float">
            <text:p>0.0038950443267822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635647773742676" calcext:value-type="float">
            <text:p>0.0063564777374267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14059448242188" calcext:value-type="float">
            <text:p>0.0011405944824218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48036193847656" calcext:value-type="float">
            <text:p>0.0044803619384765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69086456298828" calcext:value-type="float">
            <text:p>0.0016908645629882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36344337463379" calcext:value-type="float">
            <text:p>0.0023634433746337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185990333557129" calcext:value-type="float">
            <text:p>0.0018599033355712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" calcext:value-type="float">
            <text:p>0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1.00069880485535" calcext:value-type="float">
            <text:p>1.00069880485535</text:p>
          </table:table-cell>
          <table:table-cell/>
          <table:table-cell table:formula="of:=IF([.D76]&gt;0;1;0)" office:value-type="float" office:value="0" calcext:value-type="float">
            <text:p>0</text:p>
          </table:table-cell>
          <table:table-cell table:style-name="ce2" table:formula="of:=IF([.D76]&gt;0;[.D76]-[.B76];&quot;&quot;)">
            <text:p/>
          </table:table-cell>
          <table:table-cell table:style-name="ce2" table:formula="of:=IF([.J76]=&quot;&quot;;&quot;&quot;;[.J76]/[.B76])">
            <text:p/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73702335357666" calcext:value-type="float">
            <text:p>0.007370233535766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451469421386719" calcext:value-type="float">
            <text:p>0.0045146942138671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937986373901367" calcext:value-type="float">
            <text:p>0.00937986373901367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390768051147461" calcext:value-type="float">
            <text:p>0.0039076805114746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" calcext:value-type="float">
            <text:p>0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1.00029015541077" calcext:value-type="float">
            <text:p>1.00029015541077</text:p>
          </table:table-cell>
          <table:table-cell/>
          <table:table-cell table:formula="of:=IF([.D81]&gt;0;1;0)" office:value-type="float" office:value="0" calcext:value-type="float">
            <text:p>0</text:p>
          </table:table-cell>
          <table:table-cell table:formula="of:=IF([.D81]&gt;0;[.D81]-[.B81];&quot;&quot;)">
            <text:p/>
          </table:table-cell>
          <table:table-cell table:formula="of:=IF([.J81]=&quot;&quot;;&quot;&quot;;[.J81]/[.B81])">
            <text:p/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841093063354492" calcext:value-type="float">
            <text:p>0.00841093063354492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665616989135742" calcext:value-type="float">
            <text:p>0.0066561698913574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" calcext:value-type="float">
            <text:p>0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1.00034880638123" calcext:value-type="float">
            <text:p>1.00034880638123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482177734375" calcext:value-type="float">
            <text:p>0.0048217773437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789833068847656" calcext:value-type="float">
            <text:p>0.0078983306884765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07614994049072" calcext:value-type="float">
            <text:p>0.010761499404907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07796192169189" calcext:value-type="float">
            <text:p>0.010779619216918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01122665405273" calcext:value-type="float">
            <text:p>0.0030112266540527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6927490234375" calcext:value-type="float">
            <text:p>0.00692749023437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774502754211426" calcext:value-type="float">
            <text:p>0.00774502754211426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" calcext:value-type="float">
            <text:p>0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1.00035810470581" calcext:value-type="float">
            <text:p>1.00035810470581</text:p>
          </table:table-cell>
          <table:table-cell/>
          <table:table-cell table:formula="of:=IF([.D92]&gt;0;1;0)" office:value-type="float" office:value="0" calcext:value-type="float">
            <text:p>0</text:p>
          </table:table-cell>
          <table:table-cell table:formula="of:=IF([.D92]&gt;0;[.D92]-[.B92];&quot;&quot;)">
            <text:p/>
          </table:table-cell>
          <table:table-cell table:formula="of:=IF([.J92]=&quot;&quot;;&quot;&quot;;[.J92]/[.B92])">
            <text:p/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21307373046875" calcext:value-type="float">
            <text:p>0.0012130737304687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122482776641846" calcext:value-type="float">
            <text:p>0.012248277664184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456809997558594" calcext:value-type="float">
            <text:p>0.0045680999755859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20427322387695" calcext:value-type="float">
            <text:p>0.0042042732238769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522875785827637" calcext:value-type="float">
            <text:p>0.00522875785827637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444984436035156" calcext:value-type="float">
            <text:p>0.0044498443603515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571012496948242" calcext:value-type="float">
            <text:p>0.00571012496948242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77790832519531" calcext:value-type="float">
            <text:p>0.0047779083251953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57673454284668" calcext:value-type="float">
            <text:p>0.005767345428466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42052173614502" calcext:value-type="float">
            <text:p>0.014205217361450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04176998138428" calcext:value-type="float">
            <text:p>0.010417699813842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408840179443359" calcext:value-type="float">
            <text:p>0.00408840179443359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668668746948242" calcext:value-type="float">
            <text:p>0.0066866874694824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47142505645752" calcext:value-type="float">
            <text:p>0.004714250564575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07328796386719" calcext:value-type="float">
            <text:p>0.0020732879638671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923776626586914" calcext:value-type="float">
            <text:p>0.0092377662658691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0877046585083008" calcext:value-type="float">
            <text:p>0.0087704658508300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" calcext:value-type="float">
            <text:p>0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1.00065588951111" calcext:value-type="float">
            <text:p>1.00065588951111</text:p>
          </table:table-cell>
          <table:table-cell/>
          <table:table-cell table:formula="of:=IF([.D10]&gt;0;1;0)" office:value-type="float" office:value="0" calcext:value-type="float">
            <text:p>0</text:p>
          </table:table-cell>
          <table:table-cell table:formula="of:=IF([.D10]&gt;0;[.D10]-[.B10];&quot;&quot;)">
            <text:p/>
          </table:table-cell>
          <table:table-cell table:formula="of:=IF([.J10]=&quot;&quot;;&quot;&quot;;[.J10]/[.B10])">
            <text:p/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38421058654785" calcext:value-type="float">
            <text:p>0.013842105865478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189621448516846" calcext:value-type="float">
            <text:p>0.018962144851684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793004035949707" calcext:value-type="float">
            <text:p>0.0079300403594970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4876127243042" calcext:value-type="float">
            <text:p>0.014876127243042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31966781616211" calcext:value-type="float">
            <text:p>0.0043196678161621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21650695800781" calcext:value-type="float">
            <text:p>0.012165069580078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433754920959473" calcext:value-type="float">
            <text:p>0.0043375492095947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04775333404541" calcext:value-type="float">
            <text:p>0.020477533340454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54044628143311" calcext:value-type="float">
            <text:p>0.015404462814331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67331695556641" calcext:value-type="float">
            <text:p>0.016733169555664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730490684509277" calcext:value-type="float">
            <text:p>0.0073049068450927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27825546264648" calcext:value-type="float">
            <text:p>0.00327825546264648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442862510681152" calcext:value-type="float">
            <text:p>0.0044286251068115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01261138916016" calcext:value-type="float">
            <text:p>0.0101261138916016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78928375244141" calcext:value-type="float">
            <text:p>0.017892837524414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398135185241699" calcext:value-type="float">
            <text:p>0.0039813518524169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3115406036377" calcext:value-type="float">
            <text:p>0.01311540603637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34174728393555" calcext:value-type="float">
            <text:p>0.0023417472839355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12185478210449" calcext:value-type="float">
            <text:p>0.011218547821044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138819217681885" calcext:value-type="float">
            <text:p>0.0138819217681885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08291816711426" calcext:value-type="float">
            <text:p>0.0040829181671142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769472122192383" calcext:value-type="float">
            <text:p>0.0076947212219238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336289405822754" calcext:value-type="float">
            <text:p>0.0033628940582275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10842895507813" calcext:value-type="float">
            <text:p>0.0041084289550781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4829158782959" calcext:value-type="float">
            <text:p>0.01482915878295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249052047729492" calcext:value-type="float">
            <text:p>0.0024905204772949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533676147460938" calcext:value-type="float">
            <text:p>0.0053367614746093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0971221923828125" calcext:value-type="float">
            <text:p>0.0097122192382812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730323791503906" calcext:value-type="float">
            <text:p>0.0073032379150390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737333297729492" calcext:value-type="float">
            <text:p>0.0073733329772949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660037994384766" calcext:value-type="float">
            <text:p>0.00660037994384766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093989372253418" calcext:value-type="float">
            <text:p>0.009398937225341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781917572021484" calcext:value-type="float">
            <text:p>0.0078191757202148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448298454284668" calcext:value-type="float">
            <text:p>0.0044829845428466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18532180786133" calcext:value-type="float">
            <text:p>0.011853218078613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17380619049072" calcext:value-type="float">
            <text:p>0.011738061904907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916314125061035" calcext:value-type="float">
            <text:p>0.0091631412506103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447249412536621" calcext:value-type="float">
            <text:p>0.0044724941253662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" calcext:value-type="float">
            <text:p>0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1.00019264221191" calcext:value-type="float">
            <text:p>1.00019264221191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ce2" table:formula="of:=IF([.D49]&gt;0;[.D49]-[.B49];&quot;&quot;)">
            <text:p/>
          </table:table-cell>
          <table:table-cell table:style-name="ce2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801301002502441" calcext:value-type="float">
            <text:p>0.0080130100250244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655841827392578" calcext:value-type="float">
            <text:p>0.00655841827392578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0963902473449707" calcext:value-type="float">
            <text:p>0.0096390247344970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" calcext:value-type="float">
            <text:p>0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1.00045347213745" calcext:value-type="float">
            <text:p>1.00045347213745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34720802307129" calcext:value-type="float">
            <text:p>0.013472080230712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707578659057617" calcext:value-type="float">
            <text:p>0.0070757865905761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21619701385498" calcext:value-type="float">
            <text:p>0.012161970138549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12957954406738" calcext:value-type="float">
            <text:p>0.0112957954406738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27685070037842" calcext:value-type="float">
            <text:p>0.012768507003784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533795356750488" calcext:value-type="float">
            <text:p>0.00533795356750488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105922222137451" calcext:value-type="float">
            <text:p>0.010592222213745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603127479553223" calcext:value-type="float">
            <text:p>0.0060312747955322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749087333679199" calcext:value-type="float">
            <text:p>0.0074908733367919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497126579284668" calcext:value-type="float">
            <text:p>0.0049712657928466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0046443939209" calcext:value-type="float">
            <text:p>1.00046443939209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0812411308288574" calcext:value-type="float">
            <text:p>0.0081241130828857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744724273681641" calcext:value-type="float">
            <text:p>0.0074472427368164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05476474762" calcext:value-type="float">
            <text:p>1.0005476474762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" calcext:value-type="float">
            <text:p>0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1.00057721138" calcext:value-type="float">
            <text:p>1.00057721138</text:p>
          </table:table-cell>
          <table:table-cell/>
          <table:table-cell table:formula="of:=IF([.D68]&gt;0;1;0)" office:value-type="float" office:value="0" calcext:value-type="float">
            <text:p>0</text:p>
          </table:table-cell>
          <table:table-cell table:style-name="ce2" table:formula="of:=IF([.D68]&gt;0;[.D68]-[.B68];&quot;&quot;)">
            <text:p/>
          </table:table-cell>
          <table:table-cell table:style-name="ce2" table:formula="of:=IF([.J68]=&quot;&quot;;&quot;&quot;;[.J68]/[.B68])">
            <text:p/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79605484008789" calcext:value-type="float">
            <text:p>0.017960548400878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" calcext:value-type="float">
            <text:p>0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1.00008296966553" calcext:value-type="float">
            <text:p>1.00008296966553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style-name="ce2" table:formula="of:=IF([.D70]&gt;0;[.D70]-[.B70];&quot;&quot;)">
            <text:p/>
          </table:table-cell>
          <table:table-cell table:style-name="ce2"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18725204467773" calcext:value-type="float">
            <text:p>0.021872520446777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103762149810791" calcext:value-type="float">
            <text:p>0.010376214981079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384402275085449" calcext:value-type="float">
            <text:p>0.0038440227508544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478959083557129" calcext:value-type="float">
            <text:p>0.0047895908355712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331449508666992" calcext:value-type="float">
            <text:p>0.0033144950866699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865936279296875" calcext:value-type="float">
            <text:p>0.0086593627929687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292730331420898" calcext:value-type="float">
            <text:p>0.002927303314208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667834281921387" calcext:value-type="float">
            <text:p>0.0066783428192138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56128406524658" calcext:value-type="float">
            <text:p>0.015612840652465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086514949798584" calcext:value-type="float">
            <text:p>0.008651494979858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57341957092285" calcext:value-type="float">
            <text:p>0.0157341957092285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" calcext:value-type="float">
            <text:p>0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1.0003674030304" calcext:value-type="float">
            <text:p>1.0003674030304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style-name="ce2" table:formula="of:=IF([.D82]&gt;0;[.D82]-[.B82];&quot;&quot;)">
            <text:p/>
          </table:table-cell>
          <table:table-cell table:style-name="ce2"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0010275840759" calcext:value-type="float">
            <text:p>1.00010275840759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36773681640625" calcext:value-type="float">
            <text:p>0.003677368164062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540542602539063" calcext:value-type="float">
            <text:p>0.0054054260253906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526285171508789" calcext:value-type="float">
            <text:p>0.00526285171508789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380468368530273" calcext:value-type="float">
            <text:p>0.0038046836853027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44767761230469" calcext:value-type="float">
            <text:p>0.0014476776123046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748610496520996" calcext:value-type="float">
            <text:p>0.0074861049652099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414252281188965" calcext:value-type="float">
            <text:p>0.0041425228118896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293588638305664" calcext:value-type="float">
            <text:p>0.00293588638305664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778388977050781" calcext:value-type="float">
            <text:p>0.0077838897705078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481700897216797" calcext:value-type="float">
            <text:p>0.00481700897216797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84061241149902" calcext:value-type="float">
            <text:p>0.0048406124114990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908517837524414" calcext:value-type="float">
            <text:p>0.0090851783752441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653386116027832" calcext:value-type="float">
            <text:p>0.00653386116027832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" calcext:value-type="float">
            <text:p>0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1.00070214271545" calcext:value-type="float">
            <text:p>1.00070214271545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812077522277832" calcext:value-type="float">
            <text:p>0.0081207752227783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78225040435791" calcext:value-type="float">
            <text:p>0.017822504043579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0971102714538574" calcext:value-type="float">
            <text:p>0.0097110271453857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00927352905273" calcext:value-type="float">
            <text:p>0.010092735290527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38358974456787" calcext:value-type="float">
            <text:p>0.023835897445678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334873199462891" calcext:value-type="float">
            <text:p>0.033487319946289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0972580909729004" calcext:value-type="float">
            <text:p>0.00972580909729004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0949001312255859" calcext:value-type="float">
            <text:p>0.0094900131225585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194737911224365" calcext:value-type="float">
            <text:p>0.019473791122436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48165225982666" calcext:value-type="float">
            <text:p>0.014816522598266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03676319122314" calcext:value-type="float">
            <text:p>0.0103676319122314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0006914138794" calcext:value-type="float">
            <text:p>1.00006914138794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51321887969971" calcext:value-type="float">
            <text:p>0.0151321887969971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70056819915772" calcext:value-type="float">
            <text:p>0.017005681991577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769233703613281" calcext:value-type="float">
            <text:p>0.0076923370361328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0004577636719" calcext:value-type="float">
            <text:p>1.00004577636719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0025582313538" calcext:value-type="float">
            <text:p>1.00025582313538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15036869049072" calcext:value-type="float">
            <text:p>0.021503686904907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619268417358398" calcext:value-type="float">
            <text:p>0.0061926841735839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54933929443359" calcext:value-type="float">
            <text:p>0.015493392944335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47504806518555" calcext:value-type="float">
            <text:p>0.014750480651855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0748872756958008" calcext:value-type="float">
            <text:p>0.0074887275695800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397658348083496" calcext:value-type="float">
            <text:p>0.0039765834808349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161011219024658" calcext:value-type="float">
            <text:p>0.016101121902465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02560520172119" calcext:value-type="float">
            <text:p>0.010256052017211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0021362304688" calcext:value-type="float">
            <text:p>1.00021362304688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09982490539551" calcext:value-type="float">
            <text:p>0.010998249053955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33199596405029" calcext:value-type="float">
            <text:p>0.023319959640502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0027132034302" calcext:value-type="float">
            <text:p>1.00027132034302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562095642089844" calcext:value-type="float">
            <text:p>0.00562095642089844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18927955627441" calcext:value-type="float">
            <text:p>0.011892795562744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533747673034668" calcext:value-type="float">
            <text:p>0.0053374767303466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557494163513184" calcext:value-type="float">
            <text:p>0.0055749416351318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430846214294434" calcext:value-type="float">
            <text:p>0.0043084621429443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0856709480285645" calcext:value-type="float">
            <text:p>0.0085670948028564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63614749908447" calcext:value-type="float">
            <text:p>0.016361474990844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11985111236572" calcext:value-type="float">
            <text:p>0.021198511123657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004026889801" calcext:value-type="float">
            <text:p>1.0004026889801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0009107589722" calcext:value-type="float">
            <text:p>1.00009107589722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59335136413574" calcext:value-type="float">
            <text:p>0.015933513641357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71163082122803" calcext:value-type="float">
            <text:p>0.017116308212280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00082540512085" calcext:value-type="float">
            <text:p>1.00082540512085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256669521331787" calcext:value-type="float">
            <text:p>0.025666952133178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287344455718994" calcext:value-type="float">
            <text:p>0.028734445571899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04451084136963" calcext:value-type="float">
            <text:p>0.020445108413696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044536590576" calcext:value-type="float">
            <text:p>1.00044536590576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223953723907471" calcext:value-type="float">
            <text:p>0.022395372390747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491666793823242" calcext:value-type="float">
            <text:p>0.0049166679382324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18985176086426" calcext:value-type="float">
            <text:p>0.011898517608642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328969955444336" calcext:value-type="float">
            <text:p>0.00328969955444336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0606989860534668" calcext:value-type="float">
            <text:p>0.0060698986053466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08335018157959" calcext:value-type="float">
            <text:p>0.010833501815795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232107639312744" calcext:value-type="float">
            <text:p>0.023210763931274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213794708251953" calcext:value-type="float">
            <text:p>0.021379470825195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149071216583252" calcext:value-type="float">
            <text:p>0.014907121658325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152416229248047" calcext:value-type="float">
            <text:p>0.015241622924804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36196613311768" calcext:value-type="float">
            <text:p>0.013619661331176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35302543640137" calcext:value-type="float">
            <text:p>0.013530254364013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58631801605225" calcext:value-type="float">
            <text:p>0.0158631801605225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13465785980225" calcext:value-type="float">
            <text:p>0.011346578598022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358867645263672" calcext:value-type="float">
            <text:p>0.0035886764526367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496768951416016" calcext:value-type="float">
            <text:p>0.0049676895141601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668835639953613" calcext:value-type="float">
            <text:p>0.0066883563995361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17866849899292" calcext:value-type="float">
            <text:p>0.017866849899292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551915168762207" calcext:value-type="float">
            <text:p>0.0055191516876220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37531852722168" calcext:value-type="float">
            <text:p>0.003753185272216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55885219573975" calcext:value-type="float">
            <text:p>0.0155885219573975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04472637176514" calcext:value-type="float">
            <text:p>0.010447263717651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13119983673096" calcext:value-type="float">
            <text:p>0.021311998367309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0033140182495" calcext:value-type="float">
            <text:p>1.00033140182495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256319046020508" calcext:value-type="float">
            <text:p>0.025631904602050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493717193603516" calcext:value-type="float">
            <text:p>0.0049371719360351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078732967376709" calcext:value-type="float">
            <text:p>0.007873296737670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169637203216553" calcext:value-type="float">
            <text:p>0.016963720321655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792241096496582" calcext:value-type="float">
            <text:p>0.0079224109649658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35345458984375" calcext:value-type="float">
            <text:p>0.013534545898437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758051872253418" calcext:value-type="float">
            <text:p>0.0075805187225341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06232070922852" calcext:value-type="float">
            <text:p>0.020623207092285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684213638305664" calcext:value-type="float">
            <text:p>0.0068421363830566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478434562683106" calcext:value-type="float">
            <text:p>0.0047843456268310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31011009216309" calcext:value-type="float">
            <text:p>0.013101100921630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524187088012695" calcext:value-type="float">
            <text:p>0.0052418708801269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0803446769714356" calcext:value-type="float">
            <text:p>0.0080344676971435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02653503417969" calcext:value-type="float">
            <text:p>0.010265350341796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574183464050293" calcext:value-type="float">
            <text:p>0.0057418346405029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500607490539551" calcext:value-type="float">
            <text:p>0.0050060749053955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42278671264648" calcext:value-type="float">
            <text:p>0.0142278671264648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0837135314941406" calcext:value-type="float">
            <text:p>0.0083713531494140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246627330780029" calcext:value-type="float">
            <text:p>0.0246627330780029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00050783157349" calcext:value-type="float">
            <text:p>1.00050783157349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295403003692627" calcext:value-type="float">
            <text:p>0.029540300369262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07853317260742" calcext:value-type="float">
            <text:p>0.0020785331726074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0009274482727" calcext:value-type="float">
            <text:p>1.00009274482727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0700783729553223" calcext:value-type="float">
            <text:p>0.0070078372955322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177874565124512" calcext:value-type="float">
            <text:p>0.017787456512451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0048661231995" calcext:value-type="float">
            <text:p>1.00048661231995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65824794769287" calcext:value-type="float">
            <text:p>0.0265824794769287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5223503112793" calcext:value-type="float">
            <text:p>0.01522350311279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480198860168457" calcext:value-type="float">
            <text:p>0.0048019886016845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16002464294434" calcext:value-type="float">
            <text:p>0.0216002464294434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0029015541077" calcext:value-type="float">
            <text:p>1.00029015541077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0049781799316" calcext:value-type="float">
            <text:p>1.00049781799316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14146089553833" calcext:value-type="float">
            <text:p>0.01414608955383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54528617858887" calcext:value-type="float">
            <text:p>0.0154528617858887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37870311737061" calcext:value-type="float">
            <text:p>0.013787031173706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0216236114502" calcext:value-type="float">
            <text:p>0.01021623611450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186612606048584" calcext:value-type="float">
            <text:p>0.0186612606048584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17108821868896" calcext:value-type="float">
            <text:p>0.011710882186889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757431983947754" calcext:value-type="float">
            <text:p>0.0075743198394775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87873840332031" calcext:value-type="float">
            <text:p>0.0018787384033203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941324234008789" calcext:value-type="float">
            <text:p>0.0094132423400878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2958288192749" calcext:value-type="float">
            <text:p>0.01295828819274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2563943862915" calcext:value-type="float">
            <text:p>0.01256394386291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35300064086914" calcext:value-type="float">
            <text:p>0.023530006408691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00037288665771" calcext:value-type="float">
            <text:p>1.00037288665771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295937061309814" calcext:value-type="float">
            <text:p>0.029593706130981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00004172325134" calcext:value-type="float">
            <text:p>1.00004172325134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04291439056396" calcext:value-type="float">
            <text:p>0.0104291439056396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679469108581543" calcext:value-type="float">
            <text:p>0.0067946910858154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00018191337585" calcext:value-type="float">
            <text:p>1.00018191337585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00029540061951" calcext:value-type="float">
            <text:p>1.00029540061951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00013470649719" calcext:value-type="float">
            <text:p>1.00013470649719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61280632019043" calcext:value-type="float">
            <text:p>0.0161280632019043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198211669921875" calcext:value-type="float">
            <text:p>0.0198211669921875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16994380950928" calcext:value-type="float">
            <text:p>0.0116994380950928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271759033203125" calcext:value-type="float">
            <text:p>0.0271759033203125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197644233703613" calcext:value-type="float">
            <text:p>0.019764423370361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195684432983398" calcext:value-type="float">
            <text:p>0.0195684432983398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73332691192627" calcext:value-type="float">
            <text:p>0.017333269119262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191373825073242" calcext:value-type="float">
            <text:p>0.019137382507324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698661804199219" calcext:value-type="float">
            <text:p>0.0069866180419921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147626399993896" calcext:value-type="float">
            <text:p>0.014762639999389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51801013946533" calcext:value-type="float">
            <text:p>0.025180101394653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00073194503784" calcext:value-type="float">
            <text:p>1.00073194503784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00045394897461" calcext:value-type="float">
            <text:p>1.00045394897461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671720504760742" calcext:value-type="float">
            <text:p>0.0067172050476074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00035405158997" calcext:value-type="float">
            <text:p>1.00035405158997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00022840499878" calcext:value-type="float">
            <text:p>1.00022840499878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00065040588379" calcext:value-type="float">
            <text:p>1.00065040588379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00022459030151" calcext:value-type="float">
            <text:p>1.00022459030151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00032758712769" calcext:value-type="float">
            <text:p>1.00032758712769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56676769256592" calcext:value-type="float">
            <text:p>0.015667676925659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49614810943604" calcext:value-type="float">
            <text:p>0.014961481094360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940966606140137" calcext:value-type="float">
            <text:p>0.0094096660614013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747156143188477" calcext:value-type="float">
            <text:p>0.0074715614318847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0001802444458" calcext:value-type="float">
            <text:p>1.0001802444458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27449035644531" calcext:value-type="float">
            <text:p>0.012744903564453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825595855712891" calcext:value-type="float">
            <text:p>0.0082559585571289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210802555084229" calcext:value-type="float">
            <text:p>0.021080255508422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25377178192139" calcext:value-type="float">
            <text:p>0.0125377178192139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774335861206055" calcext:value-type="float">
            <text:p>0.0077433586120605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00033211708069" calcext:value-type="float">
            <text:p>1.00033211708069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29127502441406" calcext:value-type="float">
            <text:p>0.0012912750244140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00060367584229" calcext:value-type="float">
            <text:p>1.00060367584229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174214839935303" calcext:value-type="float">
            <text:p>0.017421483993530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00033259391785" calcext:value-type="float">
            <text:p>1.00033259391785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0863766670227051" calcext:value-type="float">
            <text:p>0.0086376667022705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169026851654053" calcext:value-type="float">
            <text:p>0.016902685165405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00013875961304" calcext:value-type="float">
            <text:p>1.00013875961304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389409065246582" calcext:value-type="float">
            <text:p>0.0038940906524658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00056409835815" calcext:value-type="float">
            <text:p>1.00056409835815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845718383789063" calcext:value-type="float">
            <text:p>0.0084571838378906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0971555709838867" calcext:value-type="float">
            <text:p>0.0097155570983886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0903415679931641" calcext:value-type="float">
            <text:p>0.0090341567993164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189058780670166" calcext:value-type="float">
            <text:p>0.018905878067016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00013422966003" calcext:value-type="float">
            <text:p>1.00013422966003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31192207336426" calcext:value-type="float">
            <text:p>0.0131192207336426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04856395721436" calcext:value-type="float">
            <text:p>0.020485639572143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09219551086426" calcext:value-type="float">
            <text:p>0.010921955108642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00049519538879" calcext:value-type="float">
            <text:p>1.00049519538879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31936073303223" calcext:value-type="float">
            <text:p>0.013193607330322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0786304473876953" calcext:value-type="float">
            <text:p>0.0078630447387695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00046181678772" calcext:value-type="float">
            <text:p>1.00046181678772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165443420410156" calcext:value-type="float">
            <text:p>0.0165443420410156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157477855682373" calcext:value-type="float">
            <text:p>0.015747785568237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240745544433594" calcext:value-type="float">
            <text:p>0.024074554443359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15361213684082" calcext:value-type="float">
            <text:p>0.011536121368408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554347038269043" calcext:value-type="float">
            <text:p>0.0055434703826904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0843954086303711" calcext:value-type="float">
            <text:p>0.0084395408630371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5110969543457" calcext:value-type="float">
            <text:p>0.01511096954345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245561599731445" calcext:value-type="float">
            <text:p>0.024556159973144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05464458465576" calcext:value-type="float">
            <text:p>0.010546445846557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00029492378235" calcext:value-type="float">
            <text:p>1.00029492378235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01036930084229" calcext:value-type="float">
            <text:p>0.020103693008422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729250907897949" calcext:value-type="float">
            <text:p>0.00729250907897949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28800868988037" calcext:value-type="float">
            <text:p>0.012880086898803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00044345855713" calcext:value-type="float">
            <text:p>1.00044345855713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461673736572266" calcext:value-type="float">
            <text:p>0.0046167373657226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443720817565918" calcext:value-type="float">
            <text:p>0.0044372081756591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756573677062988" calcext:value-type="float">
            <text:p>0.0075657367706298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26402378082275" calcext:value-type="float">
            <text:p>0.012640237808227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57572937011719" calcext:value-type="float">
            <text:p>0.0045757293701171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00014352798462" calcext:value-type="float">
            <text:p>1.00014352798462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00035834312439" calcext:value-type="float">
            <text:p>1.00035834312439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219707489013672" calcext:value-type="float">
            <text:p>0.021970748901367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288279056549072" calcext:value-type="float">
            <text:p>0.028827905654907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991964340209961" calcext:value-type="float">
            <text:p>0.0099196434020996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84147262573242" calcext:value-type="float">
            <text:p>0.0028414726257324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266294479370117" calcext:value-type="float">
            <text:p>0.026629447937011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0001757144928" calcext:value-type="float">
            <text:p>1.0001757144928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08232498168945" calcext:value-type="float">
            <text:p>0.0108232498168945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744223594665527" calcext:value-type="float">
            <text:p>0.0074422359466552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278522968292236" calcext:value-type="float">
            <text:p>0.0278522968292236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0910258293151856" calcext:value-type="float">
            <text:p>0.0091025829315185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186811447143555" calcext:value-type="float">
            <text:p>0.186811447143555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191197156906128" calcext:value-type="float">
            <text:p>0.191197156906128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273511171340942" calcext:value-type="float">
            <text:p>0.273511171340942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41760516166687" calcext:value-type="float">
            <text:p>0.41760516166687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562619686126709" calcext:value-type="float">
            <text:p>0.56261968612670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465562105178833" calcext:value-type="float">
            <text:p>0.4655621051788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311352411905925" calcext:value-type="float">
            <text:p>0.00311352411905925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31866192817688" calcext:value-type="float">
            <text:p>0.0031866192817688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455851952234904" calcext:value-type="float">
            <text:p>0.00455851952234904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696008602778117" calcext:value-type="float">
            <text:p>0.00696008602778117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0937699476877848" calcext:value-type="float">
            <text:p>0.00937699476877848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775936841964722" calcext:value-type="float">
            <text:p>0.007759368419647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94" calcext:value-type="float">
            <text:p>94</text:p>
          </table:table-cell>
          <table:table-cell table:style-name="ce1" table:formula="of:=AVERAGE([$results_128.$K$2:.$K$51])*100" office:value-type="float" office:value="32.0842974367075" calcext:value-type="float">
            <text:p>32.084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92" calcext:value-type="float">
            <text:p>92</text:p>
          </table:table-cell>
          <table:table-cell table:style-name="ce1" table:formula="of:=AVERAGE([$results_256.$K$2:.$K$51])*100" office:value-type="float" office:value="25.5592583218295" calcext:value-type="float">
            <text:p>25.559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96" calcext:value-type="float">
            <text:p>96</text:p>
          </table:table-cell>
          <table:table-cell table:style-name="ce1" table:formula="of:=AVERAGE([$results_512.$K$2:.$K$51])*100" office:value-type="float" office:value="48.216291028" calcext:value-type="float">
            <text:p>48.216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89" calcext:value-type="float">
            <text:p>89</text:p>
          </table:table-cell>
          <table:table-cell table:formula="of:=AVERAGE([.C17:.C22])" office:value-type="float" office:value="50.91940647071" calcext:value-type="float">
            <text:p>50.91940647071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2:36:25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8T12:39:45.142000000</dc:date>
    <meta:editing-duration>PT4H18M21S</meta:editing-duration>
    <meta:editing-cycles>36</meta:editing-cycles>
    <meta:generator>LibreOffice/7.6.1.2$Windows_X86_64 LibreOffice_project/f5defcebd022c5bc36bbb79be232cb6926d8f674</meta:generator>
    <meta:document-statistic meta:table-count="7" meta:cell-count="6117" meta:object-count="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311352411905925">
                <text:p>0.00311352411905925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31866192817688">
                <text:p>0.0031866192817688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455851952234904">
                <text:p>0.00455851952234904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696008602778117">
                <text:p>0.00696008602778117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0937699476877848">
                <text:p>0.0093769947687784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775936841964722">
                <text:p>0.00775936841964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203cm" svg:width="10.962cm" svg:height="9.068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2.0842974367075">
                <text:p>32.084297436707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25.5592583218295">
                <text:p>25.559258321829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8.216291028">
                <text:p>48.21629102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